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D000000C3A307D06CD50BED23.png" manifest:media-type="image/png"/>
  <manifest:file-entry manifest:full-path="Pictures/10000201000000390000002142EECD2851E7D80F.png" manifest:media-type="image/png"/>
  <manifest:file-entry manifest:full-path="Pictures/100008490000078800000457088A3AE1ACF79B3F.svg" manifest:media-type="image/svg+xml"/>
  <manifest:file-entry manifest:full-path="Pictures/100014BA000002340000061BD7150C62877ABDA9.svg" manifest:media-type="image/svg+xml"/>
  <manifest:file-entry manifest:full-path="Pictures/10000201000000110000002E4BA0A68FA4AC8096.png" manifest:media-type="image/png"/>
  <manifest:file-entry manifest:full-path="Pictures/100002010000005D000000C32FD5F2E27E24C6C7.png" manifest:media-type="image/png"/>
  <manifest:file-entry manifest:full-path="Pictures/100002010000005D000000C36DDDE3D4EB0F4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25.69cm" fo:min-width="3.437cm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3.814cm" fo:min-width="19.0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655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1.27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6.993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7.293cm"/>
    </style:style>
    <style:style style:name="gr7" style:family="graphic" style:parent-style-name="standard">
      <style:graphic-properties draw:stroke="none" draw:fill-color="#ff9900" draw:textarea-vertical-align="middle" draw:auto-grow-height="false" fo:min-height="0.372cm" fo:min-width="1.335cm" draw:shadow="visib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898cm"/>
    </style:style>
    <style:style style:name="gr11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771cm"/>
    </style:style>
    <style:style style:name="gr12" style:family="graphic" style:parent-style-name="standard">
      <style:graphic-properties draw:stroke="none" draw:fill-color="#333300" draw:textarea-horizontal-align="justify" draw:textarea-vertical-align="middle" draw:auto-grow-height="false" fo:min-height="0.989cm" fo:min-width="0cm"/>
    </style:style>
    <style:style style:name="gr13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3.43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0.799cm" fo:min-width="0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0.45cm" fo:min-width="0cm"/>
    </style:style>
    <style:style style:name="gr16" style:family="graphic" style:parent-style-name="standard">
      <style:graphic-properties svg:stroke-color="#333333" draw:fill-color="#dddddd" draw:textarea-vertical-align="middle" draw:auto-grow-height="false" fo:min-height="0cm" fo:min-width="0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0.675cm" draw:shadow="hidden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0.675cm"/>
    </style:style>
    <style:style style:name="gr20" style:family="graphic" style:parent-style-name="standard">
      <style:graphic-properties draw:stroke="none" svg:stroke-color="#000000" draw:fill="none" draw:fill-color="#ffffff" fo:min-height="1.274cm"/>
    </style:style>
    <style:style style:name="gr21" style:family="graphic" style:parent-style-name="standard">
      <style:graphic-properties draw:stroke="none" draw:fill-color="#ff9900" draw:textarea-vertical-align="middle" draw:auto-grow-height="false" fo:min-height="0.162cm" fo:min-width="0.586cm"/>
    </style:style>
    <style:style style:name="gr22" style:family="graphic" style:parent-style-name="objectwithoutfill">
      <style:graphic-properties draw:stroke="solid" draw:fill="none" draw:fill-color="#ccff00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02cm"/>
    </style:style>
    <style:style style:name="gr24" style:family="graphic" style:parent-style-name="standard">
      <style:graphic-properties draw:stroke="none" svg:stroke-color="#000000" draw:fill="none" draw:fill-color="#ffffff" fo:min-height="0.893cm"/>
    </style:style>
    <style:style style:name="gr25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0.643cm"/>
    </style:style>
    <style:style style:name="gr26" style:family="graphic" style:parent-style-name="standard">
      <style:graphic-properties draw:stroke="none" svg:stroke-color="#000000" draw:fill="none" draw:fill-color="#ffffff" fo:min-height="0.878cm"/>
    </style:style>
    <style:style style:name="gr27" style:family="graphic" style:parent-style-name="standard">
      <style:graphic-properties draw:stroke="none" svg:stroke-color="#000000" draw:fill="none" draw:fill-color="#ffffff" fo:min-height="1.147cm"/>
    </style:style>
    <style:style style:name="gr28" style:family="graphic" style:parent-style-name="standard">
      <style:graphic-properties draw:stroke="none" svg:stroke-color="#000000" draw:fill="none" draw:fill-color="#ffffff" fo:min-height="0.639cm"/>
    </style:style>
    <style:style style:name="gr29" style:family="graphic" style:parent-style-name="standard">
      <style:graphic-properties draw:stroke="none" svg:stroke-color="#000000" draw:fill="none" draw:fill-color="#ffffff" fo:min-height="0.739cm"/>
    </style:style>
    <style:style style:name="gr30" style:family="graphic" style:parent-style-name="standard">
      <style:graphic-properties draw:stroke="none" svg:stroke-color="#000000" draw:fill="none" draw:fill-color="#ffffff" fo:min-height="0.766cm"/>
    </style:style>
    <style:style style:name="gr31" style:family="graphic" style:parent-style-name="standard">
      <style:graphic-properties draw:stroke="none" svg:stroke-color="#000000" draw:fill="none" draw:fill-color="#ffffff" fo:min-height="1.755cm"/>
    </style:style>
    <style:style style:name="gr32" style:family="graphic" style:parent-style-name="standard">
      <style:graphic-properties draw:stroke="none" svg:stroke-color="#000000" draw:fill="none" draw:fill-color="#ffffff" fo:min-height="0.921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00"/>
      <style:paragraph-properties fo:text-align="center"/>
    </style:style>
    <style:style style:name="P6" style:family="paragraph">
      <loext:graphic-properties draw:fill="hatch" draw:fill-color="#ffffcc" draw:fill-hatch-name="Black_20_90_20_Degrees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text-properties fo:font-size="32pt"/>
    </style:style>
    <style:style style:name="P9" style:family="paragraph">
      <loext:graphic-properties draw:fill="none" draw:fill-color="#ffffff"/>
      <style:text-properties style:font-name="Ubuntu Light" fo:font-size="32pt" style:font-size-asian="32pt" style:font-size-complex="32pt"/>
    </style:style>
    <style:style style:name="P10" style:family="paragraph">
      <loext:graphic-properties draw:fill="none" draw:fill-color="#ccff00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</style:style>
    <style:style style:name="T1" style:family="text">
      <style:text-properties style:font-name="Ubuntu Ligh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5.94cm" svg:x="9.00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4.064cm" svg:x="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12.93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8.62cm" svg:y="14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10.928cm" svg:y="16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9.25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93cm" svg:height="0.254cm" svg:x="12.938cm" svg:y="14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93cm" svg:height="0.254cm" svg:x="1.081cm" svg:y="14.0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524cm" svg:x="2.143cm" svg:y="14.48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3.13338960610542) translate (19.564cm 13.821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1.57323978774769) translate (10.676cm 3.023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1.57638138040128) translate (11.197cm 24.954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name="traffic-lights_Clipart_svg_File.svg" draw:style-name="gr8" draw:text-style-name="P4" draw:layer="layout" svg:width="0.563cm" svg:height="1.562cm" svg:x="13.01cm" svg:y="16.329cm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8" draw:text-style-name="P4" draw:layer="layout" svg:width="0.563cm" svg:height="1.562cm" draw:transform="rotate (1.55997528543253) translate (13.065cm 12.032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3.14159265358979) translate (8.874cm 12.087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1.56014981835773) translate (8.912cm 16.367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custom-shape draw:style-name="gr10" draw:text-style-name="P5" draw:layer="layout" svg:width="1.524cm" svg:height="0.508cm" svg:x="9.255cm" svg:y="11.13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397cm" svg:height="0.508cm" svg:x="11.287cm" svg:y="16.64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7.831cm" svg:y="14.5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13.319cm" svg:y="12.4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3.937cm" svg:height="1.143cm" svg:x="9.001cm" svg:y="19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937cm" svg:height="1.143cm" svg:x="9.001cm" svg:y="8.25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424cm" svg:height="0.889cm" svg:x="13.022cm" svg:y="18.907cm">
          <draw:image xlink:href="Pictures/100002010000005D000000C32FD5F2E27E24C6C7.png" xlink:type="simple" xlink:show="embed" xlink:actuate="onLoad">
            <text:p/>
          </draw:image>
        </draw:frame>
        <draw:frame draw:style-name="gr8" draw:text-style-name="P4" draw:layer="layout" svg:width="0.424cm" svg:height="0.889cm" svg:x="8.45cm" svg:y="19.796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12.965cm" svg:y="8.874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8.496cm" svg:y="7.731cm">
          <draw:image xlink:href="Pictures/100002010000005D000000C36DDDE3D4EB0F40BB.png" xlink:type="simple" xlink:show="embed" xlink:actuate="onLoad">
            <text:p/>
          </draw:image>
        </draw:frame>
        <draw:custom-shape draw:style-name="gr14" draw:text-style-name="P2" draw:layer="layout" svg:width="0.254cm" svg:height="11.049cm" svg:x="10.906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254cm" svg:height="10.7cm" svg:x="10.906cm" svg:y="16.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35cm" svg:height="0.535cm" svg:x="12.992cm" svg:y="19.896cm">
          <text:p/>
          <draw:enhanced-geometry svg:viewBox="0 0 21600 21600" draw:mirror-horizontal="false" draw:mirror-vertical="false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35cm" svg:height="0.508cm" svg:x="8.377cm" svg:y="19.13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08cm" svg:height="0.508cm" svg:x="8.45cm" svg:y="8.87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08cm" svg:height="0.535cm" svg:x="12.965cm" svg:y="8.21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17" draw:text-style-name="P4" draw:layer="layout" svg:width="1.927cm" svg:height="1.11cm" draw:transform="rotate (-1.5707963267949) translate (20.571cm 1.059cm)">
          <draw:image xlink:href="Pictures/100008490000078800000457088A3AE1ACF79B3F.svg" xlink:type="simple" xlink:show="embed" xlink:actuate="onLoad">
            <text:p/>
          </draw:image>
          <draw:image xlink:href="Pictures/10000201000000390000002142EECD2851E7D80F.png" xlink:type="simple" xlink:show="embed" xlink:actuate="onLoad"/>
        </draw:frame>
        <draw:custom-shape draw:style-name="gr18" draw:text-style-name="P4" draw:layer="layout" svg:width="1.175cm" svg:height="2.032cm" svg:x="19.415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8" draw:text-style-name="P4" draw:layer="layout" svg:width="1.927cm" svg:height="1.11cm" draw:transform="rotate (-1.5707963267949) translate (3.299cm 16.553cm)">
          <draw:image xlink:href="Pictures/100008490000078800000457088A3AE1ACF79B3F.svg" xlink:type="simple" xlink:show="embed" xlink:actuate="onLoad">
            <text:p/>
          </draw:image>
          <draw:image xlink:href="Pictures/10000201000000390000002142EECD2851E7D80F.png" xlink:type="simple" xlink:show="embed" xlink:actuate="onLoad"/>
        </draw:frame>
        <draw:custom-shape draw:style-name="gr19" draw:text-style-name="P4" draw:layer="layout" svg:width="1.175cm" svg:height="2.032cm" svg:x="2.143cm" svg:y="16.49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7.907cm" svg:height="1.524cm" svg:x="2.016cm" svg:y="1.508cm">
          <draw:text-box>
            <text:p text:style-name="P8"><text:span text:style-name="T1">Legend</text:span></text:p>
          </draw:text-box>
        </draw:frame>
        <draw:custom-shape draw:style-name="gr21" draw:text-style-name="P3" draw:layer="layout" svg:width="1.654cm" svg:height="1.01cm" draw:transform="rotate (1.57638138040128) translate (2.276cm 5.58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22" draw:text-style-name="P10" draw:layer="layout" svg:x1="4.175cm" svg:y1="3.921cm" svg:x2="4.302cm" svg:y2="26.527cm">
          <text:p/>
        </draw:line>
        <draw:frame draw:style-name="gr23" draw:text-style-name="P12" draw:layer="layout" svg:width="7.747cm" svg:height="1.27cm" svg:x="4.683cm" svg:y="4.268cm">
          <draw:text-box>
            <text:p text:style-name="P11">Traffic direction</text:p>
          </draw:text-box>
        </draw:frame>
        <draw:frame draw:name="traffic-lights_Clipart_svg_File.svg" draw:style-name="gr8" draw:text-style-name="P4" draw:layer="layout" svg:width="0.563cm" svg:height="1.562cm" svg:x="2.596cm" svg:y="10.487cm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style-name="gr24" draw:text-style-name="P12" draw:layer="layout" svg:width="10.033cm" svg:height="1.143cm" svg:x="4.683cm" svg:y="10.652cm">
          <draw:text-box>
            <text:p text:style-name="P11">Stop light for cars</text:p>
          </draw:text-box>
        </draw:frame>
        <draw:custom-shape draw:style-name="gr25" draw:text-style-name="P6" draw:layer="layout" svg:width="1.143cm" svg:height="1.143cm" svg:x="2.27cm" svg:y="8.747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0.033cm" svg:height="1.143cm" svg:x="4.683cm" svg:y="8.747cm">
          <draw:text-box>
            <text:p text:style-name="P11">Pedestrian crossing</text:p>
          </draw:text-box>
        </draw:frame>
        <draw:custom-shape draw:style-name="gr12" draw:text-style-name="P5" draw:layer="layout" svg:width="0.635cm" svg:height="1.397cm" svg:x="2.531cm" svg:y="6.4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2" draw:layer="layout" svg:width="10.033cm" svg:height="1.143cm" svg:x="4.684cm" svg:y="6.653cm">
          <draw:text-box>
            <text:p text:style-name="P11">Sensor to detect cars waiting </text:p>
          </draw:text-box>
        </draw:frame>
        <draw:frame draw:style-name="gr8" draw:text-style-name="P4" draw:layer="layout" svg:width="0.424cm" svg:height="0.889cm" svg:x="2.651cm" svg:y="12.938cm">
          <draw:image xlink:href="Pictures/100002010000005D000000C3A307D06CD50BED23.png" xlink:type="simple" xlink:show="embed" xlink:actuate="onLoad">
            <text:p/>
          </draw:image>
        </draw:frame>
        <draw:frame draw:style-name="gr24" draw:text-style-name="P12" draw:layer="layout" svg:width="10.033cm" svg:height="1.143cm" svg:x="4.684cm" svg:y="12.653cm">
          <draw:text-box>
            <text:p text:style-name="P11">Stop light for pedestrians</text:p>
          </draw:text-box>
        </draw:frame>
        <draw:custom-shape draw:style-name="gr16" draw:text-style-name="P7" draw:layer="layout" svg:width="0.635cm" svg:height="0.635cm" svg:x="2.524cm" svg:y="14.716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24" draw:text-style-name="P12" draw:layer="layout" svg:width="10.033cm" svg:height="1.143cm" svg:x="4.685cm" svg:y="14.454cm">
          <draw:text-box>
            <text:p text:style-name="P11">Button for pedestrians</text:p>
          </draw:text-box>
        </draw:frame>
        <draw:frame draw:style-name="gr24" draw:text-style-name="P12" draw:layer="layout" svg:width="10.033cm" svg:height="1.143cm" svg:x="4.683cm" svg:y="16.875cm">
          <draw:text-box>
            <text:p text:style-name="P11">North</text:p>
          </draw:text-box>
        </draw:frame>
      </draw:page>
      <draw:page draw:name="page3" draw:style-name="dp1" draw:master-page-name="Default">
        <draw:custom-shape draw:style-name="gr1" draw:text-style-name="P1" draw:layer="layout" svg:width="3.937cm" svg:height="25.94cm" svg:x="9.00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4.064cm" svg:x="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12.93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8.62cm" svg:y="14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10.928cm" svg:y="16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9.25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93cm" svg:height="0.254cm" svg:x="12.938cm" svg:y="14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93cm" svg:height="0.254cm" svg:x="1.081cm" svg:y="14.0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524cm" svg:x="2.143cm" svg:y="14.489cm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3.13338960610542) translate (19.564cm 13.821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1.57323978774769) translate (10.676cm 3.023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1.57638138040128) translate (11.197cm 24.954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name="traffic-lights_Clipart_svg_File.svg" draw:style-name="gr8" draw:text-style-name="P4" draw:layer="layout" svg:width="0.563cm" svg:height="1.562cm" svg:x="13.01cm" svg:y="16.329cm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8" draw:text-style-name="P4" draw:layer="layout" svg:width="0.563cm" svg:height="1.562cm" draw:transform="rotate (1.55997528543253) translate (13.065cm 12.032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3.14159265358979) translate (8.874cm 12.087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1.56014981835773) translate (8.912cm 16.367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custom-shape draw:style-name="gr10" draw:text-style-name="P5" draw:layer="layout" svg:width="1.524cm" svg:height="0.508cm" svg:x="9.255cm" svg:y="11.13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397cm" svg:height="0.508cm" svg:x="11.287cm" svg:y="16.64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7.831cm" svg:y="14.5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13.319cm" svg:y="12.4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3.937cm" svg:height="1.143cm" svg:x="9.001cm" svg:y="19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937cm" svg:height="1.143cm" svg:x="9.001cm" svg:y="8.25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424cm" svg:height="0.889cm" svg:x="13.022cm" svg:y="18.907cm">
          <draw:image xlink:href="Pictures/100002010000005D000000C32FD5F2E27E24C6C7.png" xlink:type="simple" xlink:show="embed" xlink:actuate="onLoad">
            <text:p/>
          </draw:image>
        </draw:frame>
        <draw:frame draw:style-name="gr8" draw:text-style-name="P4" draw:layer="layout" svg:width="0.424cm" svg:height="0.889cm" svg:x="8.45cm" svg:y="19.796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12.965cm" svg:y="8.874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8.496cm" svg:y="7.731cm">
          <draw:image xlink:href="Pictures/100002010000005D000000C36DDDE3D4EB0F40BB.png" xlink:type="simple" xlink:show="embed" xlink:actuate="onLoad">
            <text:p/>
          </draw:image>
        </draw:frame>
        <draw:custom-shape draw:style-name="gr14" draw:text-style-name="P2" draw:layer="layout" svg:width="0.254cm" svg:height="11.049cm" svg:x="10.906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254cm" svg:height="10.7cm" svg:x="10.906cm" svg:y="16.2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927cm" svg:height="1.11cm" draw:transform="rotate (-1.5707963267949) translate (20.571cm 1.059cm)">
          <draw:image xlink:href="Pictures/100008490000078800000457088A3AE1ACF79B3F.svg" xlink:type="simple" xlink:show="embed" xlink:actuate="onLoad">
            <text:p/>
          </draw:image>
          <draw:image xlink:href="Pictures/10000201000000390000002142EECD2851E7D80F.png" xlink:type="simple" xlink:show="embed" xlink:actuate="onLoad"/>
        </draw:frame>
        <draw:custom-shape draw:style-name="gr16" draw:text-style-name="P7" draw:layer="layout" svg:width="0.535cm" svg:height="0.535cm" svg:x="12.992cm" svg:y="19.896cm">
          <text:p/>
          <draw:enhanced-geometry svg:viewBox="0 0 21600 21600" draw:mirror-horizontal="false" draw:mirror-vertical="false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35cm" svg:height="0.508cm" svg:x="8.377cm" svg:y="19.13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08cm" svg:height="0.508cm" svg:x="8.45cm" svg:y="8.87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08cm" svg:height="0.535cm" svg:x="12.965cm" svg:y="8.21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26" draw:text-style-name="P13" draw:layer="layout" svg:width="1.905cm" svg:height="1.128cm" svg:x="7.223cm" svg:y="4.048cm">
          <draw:text-box>
            <text:p>StrN</text:p>
          </draw:text-box>
        </draw:frame>
        <draw:frame draw:style-name="gr27" draw:text-style-name="P13" draw:layer="layout" svg:width="1.524cm" svg:height="1.397cm" svg:x="6.969cm" svg:y="10.652cm">
          <draw:text-box>
            <text:p>LN</text:p>
          </draw:text-box>
        </draw:frame>
        <draw:frame draw:style-name="gr28" draw:text-style-name="P13" draw:layer="layout" svg:width="2.032cm" svg:height="1.128cm" svg:x="6.596cm" svg:y="7.546cm">
          <draw:text-box>
            <text:p>PNW</text:p>
          </draw:text-box>
        </draw:frame>
        <draw:frame draw:style-name="gr24" draw:text-style-name="P13" draw:layer="layout" svg:width="2.032cm" svg:height="1.143cm" svg:x="6.588cm" svg:y="8.62cm">
          <draw:text-box>
            <text:p>BNW</text:p>
          </draw:text-box>
        </draw:frame>
        <draw:frame draw:style-name="gr24" draw:text-style-name="P13" draw:layer="layout" svg:width="2.032cm" svg:height="1.143cm" svg:x="13.446cm" svg:y="8.747cm">
          <draw:text-box>
            <text:p>PNE</text:p>
          </draw:text-box>
        </draw:frame>
        <draw:frame draw:style-name="gr29" draw:text-style-name="P13" draw:layer="layout" svg:width="2.032cm" svg:height="1.128cm" svg:x="13.419cm" svg:y="7.885cm">
          <draw:text-box>
            <text:p>BNE</text:p>
          </draw:text-box>
        </draw:frame>
        <draw:frame draw:style-name="gr30" draw:text-style-name="P13" draw:layer="layout" svg:width="1.524cm" svg:height="1.128cm" svg:x="14.716cm" svg:y="11.16cm">
          <draw:text-box>
            <text:p>LE</text:p>
          </draw:text-box>
        </draw:frame>
        <draw:frame draw:style-name="gr30" draw:text-style-name="P13" draw:layer="layout" svg:width="1.524cm" svg:height="1.128cm" svg:x="13.573cm" svg:y="16.255cm">
          <draw:text-box>
            <text:p>LS</text:p>
          </draw:text-box>
        </draw:frame>
        <draw:frame draw:style-name="gr30" draw:text-style-name="P13" draw:layer="layout" svg:width="1.524cm" svg:height="1.128cm" svg:x="5.953cm" svg:y="16.128cm">
          <draw:text-box>
            <text:p>LW</text:p>
          </draw:text-box>
        </draw:frame>
        <draw:frame draw:style-name="gr28" draw:text-style-name="P13" draw:layer="layout" svg:width="2.032cm" svg:height="1.128cm" svg:x="6.461cm" svg:y="18.653cm">
          <draw:text-box>
            <text:p>BSW</text:p>
          </draw:text-box>
        </draw:frame>
        <draw:frame draw:style-name="gr24" draw:text-style-name="P13" draw:layer="layout" svg:width="2.032cm" svg:height="1.143cm" svg:x="6.334cm" svg:y="19.796cm">
          <draw:text-box>
            <text:p>PSW</text:p>
          </draw:text-box>
        </draw:frame>
        <draw:frame draw:style-name="gr28" draw:text-style-name="P13" draw:layer="layout" svg:width="2.032cm" svg:height="1.128cm" svg:x="13.6cm" svg:y="18.853cm">
          <draw:text-box>
            <text:p>PSE</text:p>
          </draw:text-box>
        </draw:frame>
        <draw:frame draw:style-name="gr24" draw:text-style-name="P13" draw:layer="layout" svg:width="2.032cm" svg:height="1.143cm" svg:x="13.573cm" svg:y="19.796cm">
          <draw:text-box>
            <text:p>LSE</text:p>
          </draw:text-box>
        </draw:frame>
        <draw:frame draw:style-name="gr24" draw:text-style-name="P13" draw:layer="layout" svg:width="2.032cm" svg:height="1.143cm" svg:x="2.524cm" svg:y="16.24cm">
          <draw:text-box>
            <text:p>StrW</text:p>
          </draw:text-box>
        </draw:frame>
        <draw:frame draw:style-name="gr31" draw:text-style-name="P13" draw:layer="layout" svg:width="1.778cm" svg:height="2.005cm" svg:x="12.938cm" svg:y="23.352cm">
          <draw:text-box>
            <text:p>StrS</text:p>
          </draw:text-box>
        </draw:frame>
        <draw:frame draw:style-name="gr30" draw:text-style-name="P13" draw:layer="layout" svg:width="1.905cm" svg:height="1.128cm" svg:x="17.637cm" svg:y="10.906cm">
          <draw:text-box>
            <text:p>StrE</text:p>
          </draw:text-box>
        </draw:frame>
        <draw:custom-shape draw:style-name="gr19" draw:text-style-name="P4" draw:layer="layout" svg:width="1.175cm" svg:height="2.032cm" svg:x="19.415cm" svg:y="1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1.651cm" svg:height="1.128cm" svg:x="6.434cm" svg:y="14.816cm">
          <draw:text-box>
            <text:p>SW</text:p>
          </draw:text-box>
        </draw:frame>
        <draw:frame draw:style-name="gr30" draw:text-style-name="P13" draw:layer="layout" svg:width="1.524cm" svg:height="1.128cm" svg:x="9.355cm" svg:y="10.232cm">
          <draw:text-box>
            <text:p>SN</text:p>
          </draw:text-box>
        </draw:frame>
        <draw:frame draw:style-name="gr30" draw:text-style-name="P13" draw:layer="layout" svg:width="1.524cm" svg:height="1.128cm" svg:x="13.754cm" svg:y="12.557cm">
          <draw:text-box>
            <text:p>SE</text:p>
          </draw:text-box>
        </draw:frame>
        <draw:frame draw:style-name="gr30" draw:text-style-name="P13" draw:layer="layout" svg:width="1.524cm" svg:height="1.128cm" svg:x="11.287cm" svg:y="16.929cm">
          <draw:text-box>
            <text:p>SS</text:p>
          </draw:text-box>
        </draw:frame>
      </draw:page>
      <draw:page draw:name="page4" draw:style-name="dp1" draw:master-page-name="Default">
        <draw:frame draw:style-name="gr24" draw:text-style-name="P12" draw:layer="layout" svg:width="10.033cm" svg:height="1.143cm" svg:x="4.686cm" svg:y="4.255cm">
          <draw:text-box>
            <text:p text:style-name="P11">Street</text:p>
          </draw:text-box>
        </draw:frame>
        <draw:frame draw:style-name="gr20" draw:text-style-name="P9" draw:layer="layout" svg:width="17.907cm" svg:height="1.524cm" svg:x="2.017cm" svg:y="1.509cm">
          <draw:text-box>
            <text:p text:style-name="P8"><text:span text:style-name="T1">Legend</text:span></text:p>
          </draw:text-box>
        </draw:frame>
        <draw:line draw:style-name="gr22" draw:text-style-name="P10" draw:layer="layout" svg:x1="4.176cm" svg:y1="3.922cm" svg:x2="4.303cm" svg:y2="26.528cm">
          <text:p/>
        </draw:line>
        <draw:frame draw:style-name="gr24" draw:text-style-name="P12" draw:layer="layout" svg:width="10.033cm" svg:height="1.143cm" svg:x="4.684cm" svg:y="8.253cm">
          <draw:text-box>
            <text:p text:style-name="P11">Stop light for pedestrians</text:p>
          </draw:text-box>
        </draw:frame>
        <draw:frame draw:style-name="gr24" draw:text-style-name="P12" draw:layer="layout" svg:width="10.033cm" svg:height="1.143cm" svg:x="4.684cm" svg:y="6.248cm">
          <draw:text-box>
            <text:p text:style-name="P11">Stop light for cars</text:p>
          </draw:text-box>
        </draw:frame>
        <draw:frame draw:style-name="gr24" draw:text-style-name="P13" draw:layer="layout" svg:width="1.524cm" svg:height="1.143cm" svg:x="1.997cm" svg:y="4.302cm">
          <draw:text-box>
            <text:p>Str</text:p>
          </draw:text-box>
        </draw:frame>
        <draw:frame draw:style-name="gr24" draw:text-style-name="P13" draw:layer="layout" svg:width="0.889cm" svg:height="1.143cm" svg:x="2.398cm" svg:y="6.303cm">
          <draw:text-box>
            <text:p>L</text:p>
          </draw:text-box>
        </draw:frame>
        <draw:frame draw:style-name="gr24" draw:text-style-name="P13" draw:layer="layout" svg:width="0.889cm" svg:height="1.143cm" svg:x="2.399cm" svg:y="8.304cm">
          <draw:text-box>
            <text:p>P</text:p>
          </draw:text-box>
        </draw:frame>
        <draw:frame draw:style-name="gr24" draw:text-style-name="P13" draw:layer="layout" svg:width="0.889cm" svg:height="1.143cm" svg:x="2.4cm" svg:y="10.305cm">
          <draw:text-box>
            <text:p>B</text:p>
          </draw:text-box>
        </draw:frame>
        <draw:frame draw:style-name="gr24" draw:text-style-name="P13" draw:layer="layout" svg:width="0.889cm" svg:height="1.143cm" svg:x="2.401cm" svg:y="12.306cm">
          <draw:text-box>
            <text:p>S</text:p>
          </draw:text-box>
        </draw:frame>
        <draw:frame draw:style-name="gr32" draw:text-style-name="P13" draw:layer="layout" svg:width="3.043cm" svg:height="1.171cm" svg:x="1.302cm" svg:y="14.307cm">
          <draw:text-box>
            <text:p>N/E/S/W</text:p>
          </draw:text-box>
        </draw:frame>
        <draw:frame draw:style-name="gr24" draw:text-style-name="P12" draw:layer="layout" svg:width="10.033cm" svg:height="1.143cm" svg:x="4.685cm" svg:y="10.254cm">
          <draw:text-box>
            <text:p text:style-name="P11">Button for pedestrians</text:p>
          </draw:text-box>
        </draw:frame>
        <draw:frame draw:style-name="gr24" draw:text-style-name="P12" draw:layer="layout" svg:width="10.033cm" svg:height="1.143cm" svg:x="4.686cm" svg:y="12.255cm">
          <draw:text-box>
            <text:p text:style-name="P11">Sensor to detect cars waiting </text:p>
          </draw:text-box>
        </draw:frame>
        <draw:frame draw:style-name="gr24" draw:text-style-name="P12" draw:layer="layout" svg:width="10.033cm" svg:height="1.143cm" svg:x="4.687cm" svg:y="14.256cm">
          <draw:text-box>
            <text:p text:style-name="P11">Stop light for ca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9:17:58.659753292</meta:creation-date>
    <dc:date>2016-06-08T10:12:46.964018006</dc:date>
    <meta:editing-duration>PT2H28M12S</meta:editing-duration>
    <meta:editing-cycles>14</meta:editing-cycles>
    <meta:generator>LibreOffice/5.0.6.3$Linux_X86_64 LibreOffice_project/00m0$Build-3</meta:generator>
    <meta:document-statistic meta:object-count="119"/>
  </office:meta>
</office:document-meta>
</file>